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Optima" svg:font-family="Opti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Optima" fo:font-size="20pt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style:font-name="Optima" fo:font-size="24pt" style:font-size-asian="24pt" style:font-size-complex="24pt"/>
    </style:style>
    <style:style style:name="P3" style:family="paragraph" style:parent-style-name="Standard">
      <style:paragraph-properties fo:text-align="start" style:justify-single-word="false"/>
      <style:text-properties style:font-name="Optima"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IGHTY LIV -- Announcements</text:p>
      <text:p text:style-name="P2"/>
      <text:p text:style-name="P1"/>
      <text:p text:style-name="P3">1) Make sure you have a parking pass on your dashboard.</text:p>
      <text:p text:style-name="P3"/>
      <text:p text:style-name="P3"/>
      <text:p text:style-name="P3">2) There will be a "survivors dinner" when the conference ends; please sign up by the end of lunch if you plan to go.</text:p>
      <text:p text:style-name="P3"/>
      <text:p text:style-name="P3"/>
      <text:p text:style-name="P3">3) If you must use your laptop instead of the computers in the classroom, please see one of the organizers before the first plenary talk begins. <text:s/></text:p>
      <text:p text:style-name="P3"/>
      <text:p text:style-name="P3"/>
      <text:p text:style-name="P3">4) If you are giving a talk in the first contributed session (starting at 10am), see one of the organizers about getting your file uploaded before the first plenary talk begins.</text:p>
      <text:p text:style-name="P3"/>
      <text:p text:style-name="P3"/>
      <text:p text:style-name="P3">5) In general, if you are speaking in one of the contributed sessions, please see the session chair to get your talk uploaded on the computer before your session begi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Optima" svg:font-family="Opti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 D</meta:initial-creator>
    <meta:creation-date>2013-04-05T10:56:37</meta:creation-date>
    <meta:printed-by>L D</meta:printed-by>
    <meta:print-date>2013-04-05T11:08:26</meta:print-date>
    <dc:date>2013-04-05T15:14:53</dc:date>
    <dc:creator>L D</dc:creator>
    <meta:editing-duration>PT17M</meta:editing-duration>
    <meta:editing-cycles>2</meta:editing-cycles>
    <meta:generator>OpenOffice.org/3.3$Unix OpenOffice.org_project/330m20$Build-9567</meta:generator>
    <meta:document-statistic meta:table-count="0" meta:image-count="0" meta:object-count="0" meta:page-count="1" meta:paragraph-count="6" meta:word-count="126" meta:character-count="691"/>
  </office:meta>
</office:document-meta>
</file>